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3d334"/>
    </style:style>
    <style:style style:name="T1" style:family="text">
      <style:text-properties officeooo:rsid="0003d3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77606235323036292" text:style-name="L1">
        <text:list-item>
          <text:p text:style-name="P1"><text:a xlink:type="simple" xlink:href="../Access%20Specifiers%20in%20Java.odt"><text:span text:style-name="T1">Access Specifiers</text:span></text:a></text:p>
        </text:list-item>
        <text:list-item>
          <text:p text:style-name="P1"><text:a xlink:type="simple" xlink:href="../Nested%20Classes.odt"><text:span text:style-name="T1">Nested Classe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2.2$Linux_x86 LibreOffice_project/400m0$Build-2</meta:generator>
    <dc:date>2013-07-20T07:32:50</dc:date>
    <dc:creator>Kempa </dc:creator>
    <meta:editing-duration>PT3M27S</meta:editing-duration>
    <meta:editing-cycles>3</meta:editing-cycles>
    <meta:document-statistic meta:table-count="0" meta:image-count="0" meta:object-count="0" meta:page-count="1" meta:paragraph-count="2" meta:word-count="6" meta:character-count="33" meta:non-whitespace-character-count="31"/>
  </office:meta>
</office:document-meta>
</file>